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eera" svg:font-family="Meer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d4a3c"/>
    </style:style>
    <style:style style:name="P2" style:family="paragraph" style:parent-style-name="Standard">
      <style:text-properties officeooo:paragraph-rsid="001e7c78"/>
    </style:style>
    <style:style style:name="P3" style:family="paragraph" style:parent-style-name="Standard">
      <style:text-properties officeooo:paragraph-rsid="001f3a6e"/>
    </style:style>
    <style:style style:name="P4" style:family="paragraph" style:parent-style-name="Standard">
      <style:text-properties style:font-name="Meera" officeooo:paragraph-rsid="001e7c78"/>
    </style:style>
    <style:style style:name="P5" style:family="paragraph" style:parent-style-name="Standard">
      <style:text-properties officeooo:rsid="002068de" officeooo:paragraph-rsid="002068de"/>
    </style:style>
    <style:style style:name="T1" style:family="text">
      <style:text-properties officeooo:rsid="001d4a3c"/>
    </style:style>
    <style:style style:name="T2" style:family="text">
      <style:text-properties officeooo:rsid="001f3a6e"/>
    </style:style>
    <style:style style:name="T3" style:family="text">
      <style:text-properties officeooo:rsid="002068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***NEWYORK STOCK EXCHANGE****</text:p>
      <text:p text:style-name="Standard"/>
      <text:p text:style-name="Standard">COLOMN NAME:</text:p>
      <text:p text:style-name="Standard"/>
      <text:p text:style-name="Standard"><text:span text:style-name="T1">ExchangeName</text:span></text:p>
      <text:p text:style-name="P1"><text:span text:style-name="T1">stock_symbol</text:span></text:p>
      <text:p text:style-name="P1"><text:span text:style-name="T1">stock_date</text:span></text:p>
      <text:p text:style-name="P1"><text:span text:style-name="T1">stock_price_open</text:span></text:p>
      <text:p text:style-name="P1"><text:span text:style-name="T1">stock_price_high</text:span></text:p>
      <text:p text:style-name="P1"><text:span text:style-name="T1">stock_price_low</text:span></text:p>
      <text:p text:style-name="P1"><text:span text:style-name="T1">stock_price_close</text:span></text:p>
      <text:p text:style-name="P1"><text:span text:style-name="T1">stock_volume</text:span></text:p>
      <text:p text:style-name="P1"><text:span text:style-name="T1">stock_price_adj_close</text:span></text:p>
      <text:p text:style-name="P1"><text:s text:c="7"/></text:p>
      <text:p text:style-name="P1">1.to find out the total volumefor each stock</text:p>
      <text:p text:style-name="P1">key = stock_symbol</text:p>
      <text:p text:style-name="P1">value=stock_volume</text:p>
      <text:p text:style-name="P1"/>
      <text:p text:style-name="P1">NYSE,AEA,2010-02-08,4.42,4.42,4.21,4.24,205500,4.24</text:p>
      <text:p text:style-name="P1">NYSE,AEA,2010-02-05,4.42,4.54,4.22,4.41,194300,4.21</text:p>
      <text:p text:style-name="P1"/>
      <text:p text:style-name="P1">AEA,205500</text:p>
      <text:p text:style-name="P1">AEA,194300</text:p>
      <text:p text:style-name="P1"/>
      <text:p text:style-name="P1"><text:s/>CREATE A JAR FILE OF NYSE THEN</text:p>
      <text:p text:style-name="P1"><text:s/>START HADOOP SERVICES</text:p>
      <text:p text:style-name="P1"/>
      <text:p text:style-name="P1">NOTE:DNT KEEP UR JAR OR PROG ON HDFS</text:p>
      <text:p text:style-name="P1"/>
      <text:p text:style-name="P2">ls NYSE.csv</text:p>
      <text:p text:style-name="P2"><text:s/>upload on hadoop</text:p>
      <text:p text:style-name="P1">hadoop fs -put NYSE.csv <text:s/>/niit</text:p>
      <text:p text:style-name="P1">verified</text:p>
      <text:p text:style-name="P1">hadoop fs <text:s/>-ls <text:s/>/niit</text:p>
      <text:p text:style-name="P1">hadoop jar stkvol.jar StockVolume <text:s/>/niit/NYSE.csv <text:s/>/niit/mr_output1---</text:p>
      <text:p text:style-name="P1">shows error because exception throw file already exist.</text:p>
      <text:p text:style-name="P2">hadoop jar stkvol.jar StockVolume <text:s/>/niit/NYSE.csv <text:s/>/niit/mr_output2</text:p>
      <text:p text:style-name="P2">it will run</text:p>
      <text:p text:style-name="P2"/>
      <text:p text:style-name="P2">MAP-REDUCE FRAMEWORK</text:p>
      <text:p text:style-name="P2"/>
      <text:p text:style-name="P2">MAP I/P RECORDS=735026</text:p>
      <text:p text:style-name="P2">MAP O/P RECORDS=735026</text:p>
      <text:p text:style-name="P2">I/PSPLIT BYTE=101</text:p>
      <text:p text:style-name="P2">COMBINE I/P=735026</text:p>
      <text:p text:style-name="P2">COMBINE O/P=203</text:p>
      <text:p text:style-name="P2"/>
      <text:p text:style-name="P2">CHECK OUTPUT</text:p>
      <text:p text:style-name="P2">hadoop fs -cat <text:s text:c="2"/>/niit/mr_output2/part-r-00000</text:p>
      <text:p text:style-name="P2"/>
      <text:p text:style-name="P2">create one more folder under niit to store data from NYSE to niit</text:p>
      <text:p text:style-name="P2">hadoop fs <text:s/>-mv <text:s/>/niit/NYSE.csv <text:s/>/niit/nyse</text:p>
      <text:p text:style-name="P2"><text:soft-page-break/></text:p>
      <text:p text:style-name="P2">hadoop <text:s/>fs <text:s/>-ls /niit/nyse</text:p>
      <text:p text:style-name="P2"/>
      <text:p text:style-name="P2">hadoop fs <text:s/>-cp <text:s/>/niit/nyse/NYSE.csv/niit/nyse/NYSE1.csv</text:p>
      <text:p text:style-name="P4"/>
      <text:p text:style-name="P2">again run the prog</text:p>
      <text:p text:style-name="P2"/>
      <text:p text:style-name="P3">hadoop jar stkvol.jar <text:s/>StockVolume <text:s/>/niit/nyse <text:s/>/niit/mr_output3</text:p>
      <text:p text:style-name="P3">2blocks/<text:span text:style-name="T2">MAPPER/COMBINER/</text:span> <text:span text:style-name="T3">BUT SINGLE REDUCER</text:span></text:p>
      <text:p text:style-name="P3">map-i/p=1470052</text:p>
      <text:p text:style-name="P3">map-o/p=1470050</text:p>
      <text:p text:style-name="P3">map op bytes=17563174</text:p>
      <text:p text:style-name="P3">combine ip=1470050</text:p>
      <text:p text:style-name="P3">combine op=406</text:p>
      <text:p text:style-name="P3">reduce ip=203</text:p>
      <text:p text:style-name="P3">reduce shuffle bytes=5684</text:p>
      <text:p text:style-name="P3">reduce ip=406</text:p>
      <text:p text:style-name="P3">reduce op=203</text:p>
      <text:p text:style-name="P3"/>
      <text:p text:style-name="P2"/>
      <text:p text:style-name="P5">WITHOUT COMBINER</text:p>
      <text:p text:style-name="P5">create one more jar file </text:p>
      <text:p text:style-name="P5">hadoop jar stkvol.jar <text:s/>StockVolume <text:s/>/niit/nyse <text:s/>/niit/mr_output4</text:p>
      <text:p text:style-name="P5">it will run an show</text:p>
      <text:p text:style-name="P5"/>
      <text:p text:style-name="P5">map ip=1470052</text:p>
      <text:p text:style-name="P5">map op=1470052</text:p>
      <text:p text:style-name="P5">map op bytes=17563174</text:p>
      <text:p text:style-name="P5">combine ip=0</text:p>
      <text:p text:style-name="P5">combine op=0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eera" svg:font-family="Meer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14:24:14.310861980</meta:creation-date>
    <dc:date>2016-12-23T15:26:49.164360194</dc:date>
    <meta:editing-duration>PT47M14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64" meta:word-count="193" meta:character-count="1590" meta:non-whitespace-character-count="1427"/>
  </office:meta>
</office:document-meta>
</file>